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0cf2e5" officeooo:paragraph-rsid="000cf2e5"/>
    </style:style>
    <style:style style:name="T1" style:family="text">
      <style:text-properties officeooo:rsid="000e6d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DLAB</text:h>
      <text:p text:style-name="P2"/>
      <text:p text:style-name="P3">Afin de profiter au mieux de « l’expérience », faite<text:span text:style-name="T1">s</text:span> un tour sur cette url <text:a xlink:type="simple" xlink:href="https://les-kips-2.cyclic.app/ux" text:style-name="Internet_20_link" text:visited-style-name="Visited_20_Internet_20_Link">https://les-kips-2.cyclic.app/ux</text:a> et sinon n’hésitez pas à réaliser plusieurs fois le code Konami ( haut, haut, bas, bas, gauche, droite, gauche, droite, b, a ).</text:p>
      <text:p text:style-name="P3"/>
      <text:p text:style-name="P3">Merci pour votre challenge !</text:p>
      <text:p text:style-name="P3">Cordialement,</text:p>
      <text:p text:style-name="P3">les-kips-2</text:p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6:36:43.271452051</meta:creation-date>
    <dc:date>2023-12-08T06:42:31.450668860</dc:date>
    <meta:editing-duration>PT3M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47" meta:character-count="293" meta:non-whitespace-character-count="251"/>
  </office:meta>
</office:document-meta>
</file>